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418cm" draw:marker-end-width="0.418cm" draw:fill-color="#ffffff" draw:textarea-horizontal-align="justify" draw:textarea-vertical-align="middle" draw:auto-grow-height="false" fo:min-height="1.833cm" fo:min-width="7.425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418cm" draw:marker-end-width="0.418cm" draw:fill-color="#ffffff" draw:textarea-horizontal-align="justify" draw:textarea-vertical-align="middle" draw:auto-grow-height="false" fo:min-height="1.071cm" fo:min-width="7.425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419cm" draw:marker-end-width="0.419cm" draw:fill-color="#ffffff" draw:textarea-horizontal-align="justify" draw:textarea-vertical-align="middle" draw:auto-grow-height="false" fo:min-height="1.462cm" fo:min-width="4.231cm" fo:padding-top="0.163cm" fo:padding-bottom="0.163cm" fo:padding-left="0.288cm" fo:padding-right="0.28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2.159cm" svg:x="1.254cm" svg:y="1.154cm">
          <text:p text:style-name="P1">ATS 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01cm" svg:height="2.159cm" svg:x="1.254cm" svg:y="5.253cm">
          <text:p text:style-name="P1">C libra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001cm" svg:height="1.397cm" svg:x="1.254cm" svg:y="3.567cm">
          <text:p text:style-name="P1">ATS interfa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31cm" svg:height="2.54cm" svg:x="9.99cm" svg:y="2.143cm">
          <text:p text:style-name="P1">Is made by hand...</text:p>
          <draw:enhanced-geometry svg:viewBox="0 0 21600 21600" draw:glue-points="10800 0 3160 3160 0 10800 3160 18440 10800 21600 18440 18440 21600 10800 18440 3160 ?f14 ?f15" draw:text-areas="3200 3200 18400 18400" draw:type="round-callout" draw:modifiers="-3683.25526932084 17953.24675324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034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9:15:15.429187775</meta:creation-date>
    <dc:date>2017-03-06T19:44:46.259663433</dc:date>
    <meta:editing-duration>PT19M14S</meta:editing-duration>
    <meta:editing-cycles>18</meta:editing-cycles>
    <meta:generator>LibreOffice/5.2.5.1$Linux_X86_64 LibreOffice_project/20m0$Build-1</meta:generator>
    <meta:document-statistic meta:object-count="4"/>
  </office:meta>
</office:document-meta>
</file>